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fo:background-color="#ff4000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7"/>
        <table:table-column table:style-name="co2" table:number-columns-repeated="9" table:default-cell-style-name="ce7"/>
        <table:table-column table:style-name="co3" table:number-columns-repeated="49" table:default-cell-style-name="ce7"/>
        <table:table-column table:style-name="co4" table:number-columns-repeated="34" table:default-cell-style-name="ce7"/>
        <table:table-column table:style-name="co4" table:number-columns-repeated="16289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7" table:number-columns-repeated="16289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06;122</text:p>
          </table:table-cell>
          <table:table-cell table:number-columns-repeated="14"/>
          <table:table-cell table:style-name="ce8"/>
          <table:table-cell table:number-columns-repeated="77"/>
          <table:table-cell table:style-name="ce7" table:number-columns-repeated="16289"/>
        </table:table-row>
        <table:table-row table:style-name="ro2"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112;103</text:p>
          </table:table-cell>
          <table:table-cell table:number-columns-repeated="24"/>
          <table:table-cell table:style-name="ce8" table:number-columns-repeated="3"/>
          <table:table-cell table:number-columns-repeated="65"/>
          <table:table-cell table:style-name="ce7" table:number-columns-repeated="16289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8"/>
          <table:table-cell table:style-name="ce8" table:number-columns-repeated="6"/>
          <table:table-cell table:number-columns-repeated="78"/>
          <table:table-cell table:style-name="ce7" table:number-columns-repeated="16289"/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7"/>
          <table:table-cell table:style-name="ce8" table:number-columns-repeated="5"/>
          <table:table-cell table:number-columns-repeated="70"/>
          <table:table-cell table:style-name="ce7" table:number-columns-repeated="16289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7"/>
          <table:table-cell table:style-name="ce8"/>
          <table:table-cell table:number-columns-repeated="74"/>
          <table:table-cell table:style-name="ce7" table:number-columns-repeated="16289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0"/>
          <table:table-cell table:style-name="ce7" table:number-columns-repeated="16289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4"/>
          <table:table-cell table:style-name="ce8" table:number-columns-repeated="3"/>
          <table:table-cell table:number-columns-repeated="75"/>
          <table:table-cell table:style-name="ce7" table:number-columns-repeated="16289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102;114</text:p>
          </table:table-cell>
          <table:table-cell table:number-columns-repeated="27"/>
          <table:table-cell table:style-name="ce8" table:number-columns-repeated="2"/>
          <table:table-cell table:number-columns-repeated="63"/>
          <table:table-cell table:style-name="ce7" table:number-columns-repeated="16289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24"/>
          <table:table-cell table:style-name="ce8" table:number-columns-repeated="4"/>
          <table:table-cell table:number-columns-repeated="64"/>
          <table:table-cell table:style-name="ce7" table:number-columns-repeated="16289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124;106</text:p>
          </table:table-cell>
          <table:table-cell table:number-columns-repeated="6"/>
          <table:table-cell table:style-name="ce8" table:number-columns-repeated="2"/>
          <table:table-cell table:number-columns-repeated="84"/>
          <table:table-cell table:style-name="ce7" table:number-columns-repeated="16289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4"/>
          <table:table-cell table:style-name="ce8"/>
          <table:table-cell table:number-columns-repeated="77"/>
          <table:table-cell table:style-name="ce7" table:number-columns-repeated="16289"/>
        </table:table-row>
        <table:table-row table:style-name="ro2">
          <table:table-cell table:style-name="ce6" office:value-type="float" office:value="112" calcext:value-type="float">
            <text:p>11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103;105</text:p>
          </table:table-cell>
          <table:table-cell table:number-columns-repeated="22"/>
          <table:table-cell table:style-name="ce8" table:number-columns-repeated="2"/>
          <table:table-cell table:number-columns-repeated="68"/>
          <table:table-cell table:style-name="ce7" table:number-columns-repeated="16289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5"/>
          <table:table-cell table:number-columns-repeated="87"/>
          <table:table-cell table:style-name="ce7" table:number-columns-repeated="16289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2"/>
          <table:table-cell table:style-name="ce8" table:number-columns-repeated="3"/>
          <table:table-cell table:number-columns-repeated="87"/>
          <table:table-cell table:style-name="ce7" table:number-columns-repeated="16289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118;117</text:p>
          </table:table-cell>
          <table:table-cell table:number-columns-repeated="26"/>
          <table:table-cell table:style-name="ce8" table:number-columns-repeated="3"/>
          <table:table-cell table:number-columns-repeated="63"/>
          <table:table-cell table:style-name="ce7" table:number-columns-repeated="16289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8"/>
          <table:table-cell table:style-name="ce8" table:number-columns-repeated="6"/>
          <table:table-cell table:number-columns-repeated="78"/>
          <table:table-cell table:style-name="ce7" table:number-columns-repeated="16289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116;119</text:p>
          </table:table-cell>
          <table:table-cell table:number-columns-repeated="20"/>
          <table:table-cell table:style-name="ce8" table:number-columns-repeated="6"/>
          <table:table-cell table:number-columns-repeated="66"/>
          <table:table-cell table:style-name="ce7" table:number-columns-repeated="16289"/>
        </table:table-row>
        <table:table-row table:style-name="ro2">
          <table:table-cell table:style-name="ce6" office:value-type="float" office:value="118" calcext:value-type="float">
            <text:p>118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4"/>
          <table:table-cell table:style-name="ce8" table:number-columns-repeated="5"/>
          <table:table-cell table:number-columns-repeated="73"/>
          <table:table-cell table:style-name="ce7" table:number-columns-repeated="16289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124;103</text:p>
          </table:table-cell>
          <table:table-cell table:number-columns-repeated="14"/>
          <table:table-cell table:style-name="ce8" table:number-columns-repeated="6"/>
          <table:table-cell table:number-columns-repeated="72"/>
          <table:table-cell table:style-name="ce7" table:number-columns-repeated="16289"/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105;119</text:p>
          </table:table-cell>
          <table:table-cell table:number-columns-repeated="20"/>
          <table:table-cell table:style-name="ce8" table:number-columns-repeated="2"/>
          <table:table-cell table:number-columns-repeated="70"/>
          <table:table-cell table:style-name="ce7" table:number-columns-repeated="16289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06;116</text:p>
          </table:table-cell>
          <table:table-cell table:number-columns-repeated="14"/>
          <table:table-cell table:style-name="ce8" table:number-columns-repeated="3"/>
          <table:table-cell table:number-columns-repeated="75"/>
          <table:table-cell table:style-name="ce7" table:number-columns-repeated="16289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8"/>
          <table:table-cell table:style-name="ce8" table:number-columns-repeated="6"/>
          <table:table-cell table:number-columns-repeated="78"/>
          <table:table-cell table:style-name="ce7" table:number-columns-repeated="16289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125;102</text:p>
          </table:table-cell>
          <table:table-cell table:number-columns-repeated="27"/>
          <table:table-cell table:style-name="ce8" table:number-columns-repeated="5"/>
          <table:table-cell table:number-columns-repeated="60"/>
          <table:table-cell table:style-name="ce7" table:number-columns-repeated="16289"/>
        </table:table-row>
        <table:table-row table:style-name="ro2">
          <table:table-cell table:style-name="ce6" office:value-type="float" office:value="124" calcext:value-type="float">
            <text:p>124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6"/>
          <table:table-cell table:number-columns-repeated="86"/>
          <table:table-cell table:style-name="ce7" table:number-columns-repeated="16289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4"/>
          <table:table-cell table:style-name="ce8" table:number-columns-repeated="4"/>
          <table:table-cell table:number-columns-repeated="74"/>
          <table:table-cell table:style-name="ce7" table:number-columns-repeated="16289"/>
        </table:table-row>
        <table:table-row table:style-name="ro3" table:number-rows-repeated="1048549">
          <table:table-cell table:number-columns-repeated="95"/>
          <table:table-cell table:style-name="ce7" table:number-columns-repeated="16289"/>
        </table:table-row>
        <table:table-row table:style-name="ro3">
          <table:table-cell table:number-columns-repeated="95"/>
          <table:table-cell table:style-name="ce7" table:number-columns-repeated="162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 style:data-style-name="N2" text:time-value="16:41:35.844370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minf</meta:initial-creator>
    <meta:creation-date>2025-01-24T09:11:19Z</meta:creation-date>
    <dc:date>2026-02-15T16:51:59.353016900</dc:date>
    <meta:editing-duration>PT10M44S</meta:editing-duration>
    <meta:editing-cycles>2</meta:editing-cycles>
    <meta:document-statistic meta:table-count="1" meta:cell-count="170" meta:object-count="0"/>
  </office:meta>
</office:document-meta>
</file>